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InfoImpl.PropertyInfoImpl( Property property , IdFactoryImpl idFactory , NamePathResolver resolver , QValueFactory qValu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InfoImpl.getValues( Property property , NamePathResolver resolver , QValueFactory 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